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b5e7" officeooo:paragraph-rsid="000bb5e7"/>
    </style:style>
    <style:style style:name="P2" style:family="paragraph" style:parent-style-name="Standard">
      <style:text-properties officeooo:rsid="000c7296" officeooo:paragraph-rsid="001762c7"/>
    </style:style>
    <style:style style:name="P3" style:family="paragraph" style:parent-style-name="Standard">
      <style:text-properties officeooo:rsid="001762c7" officeooo:paragraph-rsid="001762c7"/>
    </style:style>
    <style:style style:name="P4" style:family="paragraph" style:parent-style-name="Standard">
      <style:text-properties officeooo:rsid="0017c879" officeooo:paragraph-rsid="0017c879"/>
    </style:style>
    <style:style style:name="P5" style:family="paragraph" style:parent-style-name="Standard">
      <style:text-properties officeooo:rsid="00192c4c" officeooo:paragraph-rsid="00192c4c"/>
    </style:style>
    <style:style style:name="P6" style:family="paragraph" style:parent-style-name="Standard">
      <style:text-properties officeooo:rsid="001abc37" officeooo:paragraph-rsid="001abc37"/>
    </style:style>
    <style:style style:name="P7" style:family="paragraph" style:parent-style-name="Standard">
      <style:text-properties officeooo:rsid="001c67c8" officeooo:paragraph-rsid="001c67c8"/>
    </style:style>
    <style:style style:name="T1" style:family="text">
      <style:text-properties officeooo:rsid="000d10ca"/>
    </style:style>
    <style:style style:name="T2" style:family="text">
      <style:text-properties officeooo:rsid="001350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istruktur <text:span text:style-name="T2">und Sicherheit</text:span></text:p>
      <text:p text:style-name="P1"/>
      <text:p text:style-name="P2">Der Spielserver speichert den aktuellen Zustand beim Beenden des Programms. <text:span text:style-name="T1">Ebenso werden verschiedene Einstellungen in Dateien festgelegt. </text:span></text:p>
      <text:p text:style-name="P2"/>
      <text:p text:style-name="P2"><text:span text:style-name="T1">Allgemeine Daten werden im Verzeichnis „data“ gespeichert. Informationen zu spezifischen Spielern, inklusive deren komplette Schiffe, werden als Field im Verzeichnis „clients“ serialisiert. Dabei kann der Spieler unzusammenhängende Zeilen im Inhalt, jedoch nicht den kompletten Inhalt und den Namen der Datei, welcher seinem Nutzernamen und einer „.dat“-Endung entspricht, bestimmen. Es ist also möglich, Schadcode auf den Server zu laden. Jedoch müssen zu dessen Ausführung ungültige Zeilen der Datei ignoriert werden. Die Endung wird nicht automatisch als Skript erkannt. Sollte es möglich sein, die Datei ungültig zu machen, wirkt sich dies nur auf den betroffenen Spieler aus. Unsicherer sind die schiffsspezifischen Lua-Skripte. Diese werden im Verzeichnis „shipscripts“ abgelegt und mit Schiffsidentifikationsnummer sowie angehängter „.lua“-Endung benannt. Diese Dateien enthalten direkt den ausführbaren Skripttext. Diese Skripte werden während der Spiellaufzeit interpretiert. Dabei wurde ein fremder Interpreter benutzt, welcher möglicherweise Zugriff auf Systemfunktionen erlaubt. Deswegen ist es zu empfehlen, das Spiel entweder auf einem virtuellen System oder mit möglichst eingeschränkten Rechten laufen zu lassen. </text:span></text:p>
      <text:p text:style-name="P2"/>
      <text:p text:style-name="P3">Der Inhalt des „data“-Verzeichnisses ist wie folgt:</text:p>
      <text:p text:style-name="P3"/>
      <text:p text:style-name="P3">blueprints.dat ist ein zentrales Verzeichnis für Schiffe. Dies kann zum Beispiel genutzt werden, um Kopien von eigenen Schiffen, welche man dort abspeichert, für andere verfügbar zu machen.</text:p>
      <text:p text:style-name="P3"/>
      <text:p text:style-name="P3">globalVars.dat speichert globale Variablen, welche über mehrere Spiele hinweg vorhanden sein müssen, zum Beispiel die Zeit in Sekunden seit dem Start des Spiels als 32Bit Fliesskommazahl. Ebenfalls wird dort die Anzahl vorhandener Schiffe gespeichert, um bei Spielstart direkt zu wissen, wie viele Dateien im „shipscripts“-Verzeichnis zu erwarten sind.</text:p>
      <text:p text:style-name="P3"/>
      <text:p text:style-name="P3">lualib.lua ist eine Lua-Bibliothek, welche der Schiffs-API Arbeit abnimmt und diese benutzerfreundlicher macht.</text:p>
      <text:p text:style-name="P3"/>
      <text:p text:style-name="P4">luaShipPreset.lua wird als Ausgangsskript für jedes neues Schiff verwendet. Darin sind verfügbare Call-ins bereits vorimplementiert.</text:p>
      <text:p text:style-name="P4"/>
      <text:p text:style-name="P5">parts.dat definiert im Spiel vorhandene Schiffsmodule, dies beinhaltet momentan nur Modulname und zugehöriges 3D-Modell.</text:p>
      <text:p text:style-name="P5"/>
      <text:p text:style-name="P5">playerlist.dat listet registrierte Spieler auf, damit deren Dateien geladen werden können.</text:p>
      <text:p text:style-name="P5"/>
      <text:p text:style-name="P6">presets.dat dient als Vorlage für neu registrierte Spieler, dazu gehört ein Ausgangsschiff sowie vordefinierte Tastenkürzel um den Einstieg zu erleichtern.</text:p>
      <text:p text:style-name="P6"/>
      <text:p text:style-name="P7">Alle weiteren Verzeichnisse werden von der Unity-Engine angelegt und beinhalten unter anderem die verwendeten 3D-Modelle, sowie lokale Grafikeinstell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22:51:37.017000000</meta:creation-date>
    <dc:date>2014-10-13T21:40:26.611000000</dc:date>
    <meta:editing-duration>PT1H29M26S</meta:editing-duration>
    <meta:editing-cycles>14</meta:editing-cycles>
    <meta:generator>LibreOffice/4.1.4.2$Windows_x86 LibreOffice_project/0a0440ccc0227ad9829de5f46be37cfb6edcf72</meta:generator>
    <meta:document-statistic meta:table-count="0" meta:image-count="0" meta:object-count="0" meta:page-count="1" meta:paragraph-count="12" meta:word-count="352" meta:character-count="2752" meta:non-whitespace-character-count="2410"/>
  </office:meta>
</office:document-meta>
</file>